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name_en</text:p>
          </table:table-cell>
          <table:table-cell office:value-type="string" calcext:value-type="string">
            <text:p>abil_name_ja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aftermath</text:p>
          </table:table-cell>
          <table:table-cell office:value-type="string" calcext:value-type="string">
            <text:p>Aftermath</text:p>
          </table:table-cell>
          <table:table-cell/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Air Lock</text:p>
          </table:table-cell>
          <table:table-cell/>
        </table:table-row>
        <table:table-row table:style-name="ro1">
          <table:table-cell office:value-type="string" calcext:value-type="string">
            <text:p>angerpoint</text:p>
          </table:table-cell>
          <table:table-cell office:value-type="string" calcext:value-type="string">
            <text:p>Anger Point</text:p>
          </table:table-cell>
          <table:table-cell/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Anticipation</text:p>
          </table:table-cell>
          <table:table-cell/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Arena Trap</text:p>
          </table:table-cell>
          <table:table-cell/>
        </table:table-row>
        <table:table-row table:style-name="ro1">
          <table:table-cell office:value-type="string" calcext:value-type="string">
            <text:p>baddreams</text:p>
          </table:table-cell>
          <table:table-cell office:value-type="string" calcext:value-type="string">
            <text:p>Bad Dreams</text:p>
          </table:table-cell>
          <table:table-cell/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Battle Armor</text:p>
          </table:table-cell>
          <table:table-cell/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Blaze</text:p>
          </table:table-cell>
          <table:table-cell/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Chlorophyll</text:p>
          </table:table-cell>
          <table:table-cell/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Clear Body</text:p>
          </table:table-cell>
          <table:table-cell/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Cloud Nine</text:p>
          </table:table-cell>
          <table:table-cell/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olor Change</text:p>
          </table:table-cell>
          <table:table-cell/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Compoundeyes</text:p>
          </table:table-cell>
          <table:table-cell/>
        </table:table-row>
        <table:table-row table:style-name="ro1">
          <table:table-cell office:value-type="string" calcext:value-type="string">
            <text:p>cutecharm</text:p>
          </table:table-cell>
          <table:table-cell office:value-type="string" calcext:value-type="string">
            <text:p>Cute Charm</text:p>
          </table:table-cell>
          <table:table-cell/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Damp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/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Drizzle</text:p>
          </table:table-cell>
          <table:table-cell/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Drought</text:p>
          </table:table-cell>
          <table:table-cell/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ry Skin</text:p>
          </table:table-cell>
          <table:table-cell/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Early Bird</text:p>
          </table:table-cell>
          <table:table-cell/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Effect Spore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Flame Body</text:p>
          </table:table-cell>
          <table:table-cell/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Flash Fire</text:p>
          </table:table-cell>
          <table:table-cell/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Flower Gift</text:p>
          </table:table-cell>
          <table:table-cell/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Forecast</text:p>
          </table:table-cell>
          <table:table-cell/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Forewarn</text:p>
          </table:table-cell>
          <table:table-cell/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Frisk</text:p>
          </table:table-cell>
          <table:table-cell/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Gluttony</text:p>
          </table:table-cell>
          <table:table-cell/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Guts</text:p>
          </table:table-cell>
          <table:table-cell/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eatproof</text:p>
          </table:table-cell>
          <table:table-cell/>
        </table:table-row>
        <table:table-row table:style-name="ro1">
          <table:table-cell office:value-type="string" calcext:value-type="string">
            <text:p>honeygather</text:p>
          </table:table-cell>
          <table:table-cell office:value-type="string" calcext:value-type="string">
            <text:p>Honey Gather</text:p>
          </table:table-cell>
          <table:table-cell/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Huge Power</text:p>
          </table:table-cell>
          <table:table-cell/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Hustle</text:p>
          </table:table-cell>
          <table:table-cell/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ydration</text:p>
          </table:table-cell>
          <table:table-cell/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Hyper Cutter</text:p>
          </table:table-cell>
          <table:table-cell/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ce Body</text:p>
          </table:table-cell>
          <table:table-cell/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Illuminate</text:p>
          </table:table-cell>
          <table:table-cell/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unity</text:p>
          </table:table-cell>
          <table:table-cell/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nner Focus</text:p>
          </table:table-cell>
          <table:table-cell/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nsomnia</text:p>
          </table:table-cell>
          <table:table-cell/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ate</text:p>
          </table:table-cell>
          <table:table-cell/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ron Fist</text:p>
          </table:table-cell>
          <table:table-cell/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Keen Eye</text:p>
          </table:table-cell>
          <table:table-cell/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Klutz</text:p>
          </table:table-cell>
          <table:table-cell/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Leaf Guard</text:p>
          </table:table-cell>
          <table:table-cell/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Levitate</text:p>
          </table:table-cell>
          <table:table-cell/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Lightning Rod</text:p>
          </table:table-cell>
          <table:table-cell/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Limber</text:p>
          </table:table-cell>
          <table:table-cell/>
        </table:table-row>
        <table:table-row table:style-name="ro1">
          <table:table-cell office:value-type="string" calcext:value-type="string">
            <text:p>liquidooze</text:p>
          </table:table-cell>
          <table:table-cell office:value-type="string" calcext:value-type="string">
            <text:p>Liquid Ooze</text:p>
          </table:table-cell>
          <table:table-cell/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Magic Guard</text:p>
          </table:table-cell>
          <table:table-cell/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Magma Armor</text:p>
          </table:table-cell>
          <table:table-cell/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Magnet Pull</text:p>
          </table:table-cell>
          <table:table-cell/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Marvel Scale</text:p>
          </table:table-cell>
          <table:table-cell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string" calcext:value-type="string">
            <text:p>moldbreaker</text:p>
          </table:table-cell>
          <table:table-cell office:value-type="string" calcext:value-type="string">
            <text:p>Mold Breaker</text:p>
          </table:table-cell>
          <table:table-cell/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Motor Drive</text:p>
          </table:table-cell>
          <table:table-cell/>
        </table:table-row>
        <table:table-row table:style-name="ro1">
          <table:table-cell office:value-type="string" calcext:value-type="string">
            <text:p>multitype</text:p>
          </table:table-cell>
          <table:table-cell office:value-type="string" calcext:value-type="string">
            <text:p>Multitype</text:p>
          </table:table-cell>
          <table:table-cell/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Natural Cure</text:p>
          </table:table-cell>
          <table:table-cell/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No Guard</text:p>
          </table:table-cell>
          <table:table-cell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Normalize</text:p>
          </table:table-cell>
          <table:table-cell/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Oblivious</text:p>
          </table:table-cell>
          <table:table-cell/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Overgrow</text:p>
          </table:table-cell>
          <table:table-cell/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Own Tempo</text:p>
          </table:table-cell>
          <table:table-cell/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Pickup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string" calcext:value-type="string">
            <text:p>poisonheal</text:p>
          </table:table-cell>
          <table:table-cell office:value-type="string" calcext:value-type="string">
            <text:p>Poison Heal</text:p>
          </table:table-cell>
          <table:table-cell/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oison Point</text:p>
          </table:table-cell>
          <table:table-cell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/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Pure Power</text:p>
          </table:table-cell>
          <table:table-cell/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Quick Feet</text:p>
          </table:table-cell>
          <table:table-cell/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Rain Dish</text:p>
          </table:table-cell>
          <table:table-cell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eckless</text:p>
          </table:table-cell>
          <table:table-cell/>
        </table:table-row>
        <table:table-row table:style-name="ro1">
          <table:table-cell office:value-type="string" calcext:value-type="string">
            <text:p>rivalry</text:p>
          </table:table-cell>
          <table:table-cell office:value-type="string" calcext:value-type="string">
            <text:p>Rivalry</text:p>
          </table:table-cell>
          <table:table-cell/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Rock Head</text:p>
          </table:table-cell>
          <table:table-cell/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Rough Skin</text:p>
          </table:table-cell>
          <table:table-cell/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Run Away</text:p>
          </table:table-cell>
          <table:table-cell/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Sand Stream</text:p>
          </table:table-cell>
          <table:table-cell/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Sand Veil</text:p>
          </table:table-cell>
          <table:table-cell/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Scrappy</text:p>
          </table:table-cell>
          <table:table-cell/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Serene Grace</text:p>
          </table:table-cell>
          <table:table-cell/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Shadow Tag</text:p>
          </table:table-cell>
          <table:table-cell/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Shed Skin</text:p>
          </table:table-cell>
          <table:table-cell/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Shell Armor</text:p>
          </table:table-cell>
          <table:table-cell/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Shield Dust</text:p>
          </table:table-cell>
          <table:table-cell/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Skill Link</text:p>
          </table:table-cell>
          <table:table-cell/>
        </table:table-row>
        <table:table-row table:style-name="ro1">
          <table:table-cell office:value-type="string" calcext:value-type="string">
            <text:p>slowstart</text:p>
          </table:table-cell>
          <table:table-cell office:value-type="string" calcext:value-type="string">
            <text:p>Slow Start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Sniper</text:p>
          </table:table-cell>
          <table:table-cell/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Snow Cloak</text:p>
          </table:table-cell>
          <table:table-cell/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Snow Warning</text:p>
          </table:table-cell>
          <table:table-cell/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Solar Power</text:p>
          </table:table-cell>
          <table:table-cell/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Solid Rock</text:p>
          </table:table-cell>
          <table:table-cell/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Soundproof</text:p>
          </table:table-cell>
          <table:table-cell/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Speed Boost</text:p>
          </table:table-cell>
          <table:table-cell/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Stall</text:p>
          </table:table-cell>
          <table:table-cell/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Static</text:p>
          </table:table-cell>
          <table:table-cell/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Steadfast</text:p>
          </table:table-cell>
          <table:table-cell/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Stench</text:p>
          </table:table-cell>
          <table:table-cell/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Sticky Hold</text:p>
          </table:table-cell>
          <table:table-cell/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Storm Drain</text:p>
          </table:table-cell>
          <table:table-cell/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/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Suction Cups</text:p>
          </table:table-cell>
          <table:table-cell/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Super Luck</text:p>
          </table:table-cell>
          <table:table-cell/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warm</text:p>
          </table:table-cell>
          <table:table-cell/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Swift Swim</text:p>
          </table:table-cell>
          <table:table-cell/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Synchronize</text:p>
          </table:table-cell>
          <table:table-cell/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Tangled Feet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Thick Fat</text:p>
          </table:table-cell>
          <table:table-cell/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Tinted Lens</text:p>
          </table:table-cell>
          <table:table-cell/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Torrent</text:p>
          </table:table-cell>
          <table:table-cell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ace</text:p>
          </table:table-cell>
          <table:table-cell/>
        </table:table-row>
        <table:table-row table:style-name="ro1">
          <table:table-cell office:value-type="string" calcext:value-type="string">
            <text:p>truant</text:p>
          </table:table-cell>
          <table:table-cell office:value-type="string" calcext:value-type="string">
            <text:p>Truant</text:p>
          </table:table-cell>
          <table:table-cell/>
        </table:table-row>
        <table:table-row table:style-name="ro1">
          <table:table-cell office:value-type="string" calcext:value-type="string">
            <text:p>unaware</text:p>
          </table:table-cell>
          <table:table-cell office:value-type="string" calcext:value-type="string">
            <text:p>Unaware</text:p>
          </table:table-cell>
          <table:table-cell/>
        </table:table-row>
        <table:table-row table:style-name="ro1">
          <table:table-cell office:value-type="string" calcext:value-type="string">
            <text:p>unburden</text:p>
          </table:table-cell>
          <table:table-cell office:value-type="string" calcext:value-type="string">
            <text:p>Unburden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Vital Spirit</text:p>
          </table:table-cell>
          <table:table-cell/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Volt Absorb</text:p>
          </table:table-cell>
          <table:table-cell/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Water Absorb</text:p>
          </table:table-cell>
          <table:table-cell/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Water Veil</text:p>
          </table:table-cell>
          <table:table-cell/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White Smoke</text:p>
          </table:table-cell>
          <table:table-cell/>
        </table:table-row>
        <table:table-row table:style-name="ro1">
          <table:table-cell office:value-type="string" calcext:value-type="string">
            <text:p>wonderguard</text:p>
          </table:table-cell>
          <table:table-cell office:value-type="string" calcext:value-type="string">
            <text:p>Wonder Guard</text:p>
          </table:table-cell>
          <table:table-cell/>
        </table:table-row>
      </table:table>
      <table:named-expressions>
        <table:named-range table:name="result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2:13.445740483</meta:creation-date>
    <dc:date>2024-10-01T17:20:51.298367336</dc:date>
    <meta:editing-duration>PT18M36S</meta:editing-duration>
    <meta:editing-cycles>4</meta:editing-cycles>
    <meta:generator>LibreOffice/7.3.7.2$Linux_X86_64 LibreOffice_project/30$Build-2</meta:generator>
    <meta:document-statistic meta:table-count="1" meta:cell-count="252" meta:object-count="0"/>
  </office:meta>
</office:document-meta>
</file>